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2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5"/>
    <style:style style:name="ce2" style:family="table-cell" style:parent-style-name="Default" style:data-style-name="N134"/>
    <style:style style:name="ce3" style:family="table-cell" style:parent-style-name="Default" style:data-style-name="N1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(((EXP([.E$3]*[.A1]/[.E$9])-1)/(EXP([.E$3]*[.E$10]/[.E$9])-1))*([.E$5]-[.E$4]))+[.E$4]" office:value-type="float" office:value="100" calcext:value-type="float">
            <text:p>100.0000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(((EXP([.E$3]*[.A2]/[.E$9])-1)/(EXP([.E$3]*[.E$10]/[.E$9])-1))*([.E$5]-[.E$4]))+[.E$4]" office:value-type="float" office:value="116.212034786857" calcext:value-type="float">
            <text:p>116.2120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(((EXP([.E$3]*[.A3]/[.E$9])-1)/(EXP([.E$3]*[.E$10]/[.E$9])-1))*([.E$5]-[.E$4]))+[.E$4]" office:value-type="float" office:value="134.129104156123" calcext:value-type="float">
            <text:p>134.12910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(((EXP([.E$3]*[.A4]/[.E$9])-1)/(EXP([.E$3]*[.E$10]/[.E$9])-1))*([.E$5]-[.E$4]))+[.E$4]" office:value-type="float" office:value="153.930528160179" calcext:value-type="float">
            <text:p>153.93053</text:p>
          </table:table-cell>
          <table:table-cell/>
          <table:table-cell office:value-type="string" calcext:value-type="string">
            <text:p>T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(((EXP([.E$3]*[.A5]/[.E$9])-1)/(EXP([.E$3]*[.E$10]/[.E$9])-1))*([.E$5]-[.E$4]))+[.E$4]" office:value-type="float" office:value="175.814486105947" calcext:value-type="float">
            <text:p>175.81449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(((EXP([.E$3]*[.A6]/[.E$9])-1)/(EXP([.E$3]*[.E$10]/[.E$9])-1))*([.E$5]-[.E$4]))+[.E$4]" office:value-type="float" office:value="200" calcext:value-type="float">
            <text:p>200.00000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(((EXP([.E$3]*[.A7]/[.E$9])-1)/(EXP([.E$3]*[.E$10]/[.E$9])-1))*([.E$5]-[.E$4]))+[.E$4]" office:value-type="float" office:value="226.729126594422" calcext:value-type="float">
            <text:p>226.72913</text:p>
          </table:table-cell>
          <table:table-cell/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(((EXP([.E$3]*[.A8]/[.E$9])-1)/(EXP([.E$3]*[.E$10]/[.E$9])-1))*([.E$5]-[.E$4]))+[.E$4]" office:value-type="float" office:value="256.26937997214" calcext:value-type="float">
            <text:p>256.26938</text:p>
          </table:table-cell>
          <table:table-cell/>
          <table:table-cell office:value-type="string" calcext:value-type="string">
            <text:p>cp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(((EXP([.E$3]*[.A9]/[.E$9])-1)/(EXP([.E$3]*[.E$10]/[.E$9])-1))*([.E$5]-[.E$4]))+[.E$4]" office:value-type="float" office:value="288.916408917779" calcext:value-type="float">
            <text:p>288.91641</text:p>
          </table:table-cell>
          <table:table-cell/>
          <table:table-cell office:value-type="string" calcext:value-type="string">
            <text:p>alfa</text:p>
          </table:table-cell>
          <table:table-cell table:formula="of:=[.E6]/([.E7]*[.E8])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(((EXP([.E$3]*[.A10]/[.E$9])-1)/(EXP([.E$3]*[.E$10]/[.E$9])-1))*([.E$5]-[.E$4]))+[.E$4]" office:value-type="float" office:value="324.996955870074" calcext:value-type="float">
            <text:p>324.9969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(((EXP([.E$3]*[.A11]/[.E$9])-1)/(EXP([.E$3]*[.E$10]/[.E$9])-1))*([.E$5]-[.E$4]))+[.E$4]" office:value-type="float" office:value="364.872127070013" calcext:value-type="float">
            <text:p>364.87213</text:p>
          </table:table-cell>
          <table:table-cell/>
          <table:table-cell office:value-type="string" calcext:value-type="string">
            <text:p>qdo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.000000</text:p>
          </table:table-cell>
          <table:table-cell table:number-columns-repeated="4"/>
          <table:table-cell table:style-name="ce3"/>
        </table:table-row>
        <table:table-row table:style-name="ro1">
          <table:table-cell table:formula="of:=0.5*[.E$10]/[.E$1]" office:value-type="float" office:value="0.125" calcext:value-type="float">
            <text:p>0.125</text:p>
          </table:table-cell>
          <table:table-cell table:formula="of:=[.E$4]+(([.A16]/[.E$10])*([.E$5]-[.E$4]))+(((0.5*[.E$11]*[.A16]/[.E$6]))*([.E$10]-[.A16]))" office:value-type="float" office:value="105.546875" calcext:value-type="float">
            <text:p>105.546875</text:p>
          </table:table-cell>
          <table:table-cell table:number-columns-repeated="5"/>
        </table:table-row>
        <table:table-row table:style-name="ro1">
          <table:table-cell table:formula="of:=[.A16]+([.E$10]/[.E$1])" office:value-type="float" office:value="0.375" calcext:value-type="float">
            <text:p>0.375</text:p>
          </table:table-cell>
          <table:table-cell table:formula="of:=[.E$4]+(([.A17]/[.E$10])*([.E$5]-[.E$4]))+(((0.5*[.E$11]*[.A17]/[.E$6]))*([.E$10]-[.A17]))" office:value-type="float" office:value="116.171875" calcext:value-type="float">
            <text:p>116.171875</text:p>
          </table:table-cell>
          <table:table-cell table:number-columns-repeated="5"/>
        </table:table-row>
        <table:table-row table:style-name="ro1">
          <table:table-cell table:formula="of:=[.A17]+([.E$10]/[.E$1])" office:value-type="float" office:value="0.625" calcext:value-type="float">
            <text:p>0.625</text:p>
          </table:table-cell>
          <table:table-cell table:formula="of:=[.E$4]+(([.A18]/[.E$10])*([.E$5]-[.E$4]))+(((0.5*[.E$11]*[.A18]/[.E$6]))*([.E$10]-[.A18]))" office:value-type="float" office:value="126.171875" calcext:value-type="float">
            <text:p>126.171875</text:p>
          </table:table-cell>
          <table:table-cell table:number-columns-repeated="5"/>
        </table:table-row>
        <table:table-row table:style-name="ro1">
          <table:table-cell table:formula="of:=[.A18]+([.E$10]/[.E$1])" office:value-type="float" office:value="0.875" calcext:value-type="float">
            <text:p>0.875</text:p>
          </table:table-cell>
          <table:table-cell table:formula="of:=[.E$4]+(([.A19]/[.E$10])*([.E$5]-[.E$4]))+(((0.5*[.E$11]*[.A19]/[.E$6]))*([.E$10]-[.A19]))" office:value-type="float" office:value="135.546875" calcext:value-type="float">
            <text:p>135.546875</text:p>
          </table:table-cell>
          <table:table-cell table:number-columns-repeated="5"/>
        </table:table-row>
        <table:table-row table:style-name="ro1">
          <table:table-cell table:formula="of:=[.A19]+([.E$10]/[.E$1])" office:value-type="float" office:value="1.125" calcext:value-type="float">
            <text:p>1.125</text:p>
          </table:table-cell>
          <table:table-cell table:formula="of:=[.E$4]+(([.A20]/[.E$10])*([.E$5]-[.E$4]))+(((0.5*[.E$11]*[.A20]/[.E$6]))*([.E$10]-[.A20]))" office:value-type="float" office:value="144.296875" calcext:value-type="float">
            <text:p>144.296875</text:p>
          </table:table-cell>
          <table:table-cell table:number-columns-repeated="5"/>
        </table:table-row>
        <table:table-row table:style-name="ro1">
          <table:table-cell table:formula="of:=[.A20]+([.E$10]/[.E$1])" office:value-type="float" office:value="1.375" calcext:value-type="float">
            <text:p>1.375</text:p>
          </table:table-cell>
          <table:table-cell table:formula="of:=[.E$4]+(([.A21]/[.E$10])*([.E$5]-[.E$4]))+(((0.5*[.E$11]*[.A21]/[.E$6]))*([.E$10]-[.A21]))" office:value-type="float" office:value="152.421875" calcext:value-type="float">
            <text:p>152.421875</text:p>
          </table:table-cell>
          <table:table-cell table:number-columns-repeated="5"/>
        </table:table-row>
        <table:table-row table:style-name="ro1">
          <table:table-cell table:formula="of:=[.A21]+([.E$10]/[.E$1])" office:value-type="float" office:value="1.625" calcext:value-type="float">
            <text:p>1.625</text:p>
          </table:table-cell>
          <table:table-cell table:formula="of:=[.E$4]+(([.A22]/[.E$10])*([.E$5]-[.E$4]))+(((0.5*[.E$11]*[.A22]/[.E$6]))*([.E$10]-[.A22]))" office:value-type="float" office:value="159.921875" calcext:value-type="float">
            <text:p>159.921875</text:p>
          </table:table-cell>
          <table:table-cell table:number-columns-repeated="5"/>
        </table:table-row>
        <table:table-row table:style-name="ro1">
          <table:table-cell table:formula="of:=[.A22]+([.E$10]/[.E$1])" office:value-type="float" office:value="1.875" calcext:value-type="float">
            <text:p>1.875</text:p>
          </table:table-cell>
          <table:table-cell table:formula="of:=[.E$4]+(([.A23]/[.E$10])*([.E$5]-[.E$4]))+(((0.5*[.E$11]*[.A23]/[.E$6]))*([.E$10]-[.A23]))" office:value-type="float" office:value="166.796875" calcext:value-type="float">
            <text:p>166.796875</text:p>
          </table:table-cell>
          <table:table-cell table:number-columns-repeated="5"/>
        </table:table-row>
        <table:table-row table:style-name="ro1">
          <table:table-cell table:formula="of:=[.A23]+([.E$10]/[.E$1])" office:value-type="float" office:value="2.125" calcext:value-type="float">
            <text:p>2.125</text:p>
          </table:table-cell>
          <table:table-cell table:formula="of:=[.E$4]+(([.A24]/[.E$10])*([.E$5]-[.E$4]))+(((0.5*[.E$11]*[.A24]/[.E$6]))*([.E$10]-[.A24]))" office:value-type="float" office:value="173.046875" calcext:value-type="float">
            <text:p>173.046875</text:p>
          </table:table-cell>
          <table:table-cell table:number-columns-repeated="5"/>
        </table:table-row>
        <table:table-row table:style-name="ro1">
          <table:table-cell table:formula="of:=[.A24]+([.E$10]/[.E$1])" office:value-type="float" office:value="2.375" calcext:value-type="float">
            <text:p>2.375</text:p>
          </table:table-cell>
          <table:table-cell table:formula="of:=[.E$4]+(([.A25]/[.E$10])*([.E$5]-[.E$4]))+(((0.5*[.E$11]*[.A25]/[.E$6]))*([.E$10]-[.A25]))" office:value-type="float" office:value="178.671875" calcext:value-type="float">
            <text:p>178.671875</text:p>
          </table:table-cell>
          <table:table-cell table:number-columns-repeated="5"/>
        </table:table-row>
        <table:table-row table:style-name="ro1">
          <table:table-cell table:formula="of:=[.A25]+([.E$10]/[.E$1])" office:value-type="float" office:value="2.625" calcext:value-type="float">
            <text:p>2.625</text:p>
          </table:table-cell>
          <table:table-cell table:formula="of:=[.E$4]+(([.A26]/[.E$10])*([.E$5]-[.E$4]))+(((0.5*[.E$11]*[.A26]/[.E$6]))*([.E$10]-[.A26]))" office:value-type="float" office:value="183.671875" calcext:value-type="float">
            <text:p>183.671875</text:p>
          </table:table-cell>
          <table:table-cell table:number-columns-repeated="5"/>
        </table:table-row>
        <table:table-row table:style-name="ro1">
          <table:table-cell table:formula="of:=[.A26]+([.E$10]/[.E$1])" office:value-type="float" office:value="2.875" calcext:value-type="float">
            <text:p>2.875</text:p>
          </table:table-cell>
          <table:table-cell table:formula="of:=[.E$4]+(([.A27]/[.E$10])*([.E$5]-[.E$4]))+(((0.5*[.E$11]*[.A27]/[.E$6]))*([.E$10]-[.A27]))" office:value-type="float" office:value="188.046875" calcext:value-type="float">
            <text:p>188.046875</text:p>
          </table:table-cell>
          <table:table-cell table:number-columns-repeated="5"/>
        </table:table-row>
        <table:table-row table:style-name="ro1">
          <table:table-cell table:formula="of:=[.A27]+([.E$10]/[.E$1])" office:value-type="float" office:value="3.125" calcext:value-type="float">
            <text:p>3.125</text:p>
          </table:table-cell>
          <table:table-cell table:formula="of:=[.E$4]+(([.A28]/[.E$10])*([.E$5]-[.E$4]))+(((0.5*[.E$11]*[.A28]/[.E$6]))*([.E$10]-[.A28]))" office:value-type="float" office:value="191.796875" calcext:value-type="float">
            <text:p>191.796875</text:p>
          </table:table-cell>
          <table:table-cell table:number-columns-repeated="5"/>
        </table:table-row>
        <table:table-row table:style-name="ro1">
          <table:table-cell table:formula="of:=[.A28]+([.E$10]/[.E$1])" office:value-type="float" office:value="3.375" calcext:value-type="float">
            <text:p>3.375</text:p>
          </table:table-cell>
          <table:table-cell table:formula="of:=[.E$4]+(([.A29]/[.E$10])*([.E$5]-[.E$4]))+(((0.5*[.E$11]*[.A29]/[.E$6]))*([.E$10]-[.A29]))" office:value-type="float" office:value="194.921875" calcext:value-type="float">
            <text:p>194.921875</text:p>
          </table:table-cell>
          <table:table-cell table:number-columns-repeated="5"/>
        </table:table-row>
        <table:table-row table:style-name="ro1">
          <table:table-cell table:formula="of:=[.A29]+([.E$10]/[.E$1])" office:value-type="float" office:value="3.625" calcext:value-type="float">
            <text:p>3.625</text:p>
          </table:table-cell>
          <table:table-cell table:formula="of:=[.E$4]+(([.A30]/[.E$10])*([.E$5]-[.E$4]))+(((0.5*[.E$11]*[.A30]/[.E$6]))*([.E$10]-[.A30]))" office:value-type="float" office:value="197.421875" calcext:value-type="float">
            <text:p>197.421875</text:p>
          </table:table-cell>
          <table:table-cell table:number-columns-repeated="5"/>
        </table:table-row>
        <table:table-row table:style-name="ro1">
          <table:table-cell table:formula="of:=[.A30]+([.E$10]/[.E$1])" office:value-type="float" office:value="3.875" calcext:value-type="float">
            <text:p>3.875</text:p>
          </table:table-cell>
          <table:table-cell table:formula="of:=[.E$4]+(([.A31]/[.E$10])*([.E$5]-[.E$4]))+(((0.5*[.E$11]*[.A31]/[.E$6]))*([.E$10]-[.A31]))" office:value-type="float" office:value="199.296875" calcext:value-type="float">
            <text:p>199.296875</text:p>
          </table:table-cell>
          <table:table-cell table:number-columns-repeated="5"/>
        </table:table-row>
        <table:table-row table:style-name="ro1">
          <table:table-cell table:formula="of:=[.A31]+([.E$10]/[.E$1])" office:value-type="float" office:value="4.125" calcext:value-type="float">
            <text:p>4.125</text:p>
          </table:table-cell>
          <table:table-cell table:formula="of:=[.E$4]+(([.A32]/[.E$10])*([.E$5]-[.E$4]))+(((0.5*[.E$11]*[.A32]/[.E$6]))*([.E$10]-[.A32]))" office:value-type="float" office:value="200.546875" calcext:value-type="float">
            <text:p>200.546875</text:p>
          </table:table-cell>
          <table:table-cell table:number-columns-repeated="5"/>
        </table:table-row>
        <table:table-row table:style-name="ro1">
          <table:table-cell table:formula="of:=[.A32]+([.E$10]/[.E$1])" office:value-type="float" office:value="4.375" calcext:value-type="float">
            <text:p>4.375</text:p>
          </table:table-cell>
          <table:table-cell table:formula="of:=[.E$4]+(([.A33]/[.E$10])*([.E$5]-[.E$4]))+(((0.5*[.E$11]*[.A33]/[.E$6]))*([.E$10]-[.A33]))" office:value-type="float" office:value="201.171875" calcext:value-type="float">
            <text:p>201.171875</text:p>
          </table:table-cell>
          <table:table-cell table:number-columns-repeated="5"/>
        </table:table-row>
        <table:table-row table:style-name="ro1">
          <table:table-cell table:formula="of:=[.A33]+([.E$10]/[.E$1])" office:value-type="float" office:value="4.625" calcext:value-type="float">
            <text:p>4.625</text:p>
          </table:table-cell>
          <table:table-cell table:formula="of:=[.E$4]+(([.A34]/[.E$10])*([.E$5]-[.E$4]))+(((0.5*[.E$11]*[.A34]/[.E$6]))*([.E$10]-[.A34]))" office:value-type="float" office:value="201.171875" calcext:value-type="float">
            <text:p>201.171875</text:p>
          </table:table-cell>
          <table:table-cell table:number-columns-repeated="5"/>
        </table:table-row>
        <table:table-row table:style-name="ro1">
          <table:table-cell table:formula="of:=[.A34]+([.E$10]/[.E$1])" office:value-type="float" office:value="4.875" calcext:value-type="float">
            <text:p>4.875</text:p>
          </table:table-cell>
          <table:table-cell table:formula="of:=[.E$4]+(([.A35]/[.E$10])*([.E$5]-[.E$4]))+(((0.5*[.E$11]*[.A35]/[.E$6]))*([.E$10]-[.A35]))" office:value-type="float" office:value="200.546875" calcext:value-type="float">
            <text:p>200.54687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00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" number:min-decimal-places="1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17:54:43.6699516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1:51:23.710314269</meta:creation-date>
    <dc:date>2026-01-01T18:31:02.488540751</dc:date>
    <meta:editing-duration>PT30M19S</meta:editing-duration>
    <meta:editing-cycles>7</meta:editing-cycles>
    <meta:generator>LibreOffice/24.2.7.2$Linux_X86_64 LibreOffice_project/420$Build-2</meta:generator>
    <meta:document-statistic meta:table-count="1" meta:cell-count="88" meta:object-count="0"/>
  </office:meta>
</office:document-meta>
</file>